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576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21.852cm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5.85cm"/>
    </style:style>
    <style:style style:name="gr4" style:family="graphic" style:parent-style-name="standard">
      <style:graphic-properties draw:textarea-horizontal-align="justify" draw:textarea-vertical-align="top" draw:auto-grow-height="false" fo:min-height="0.512cm" fo:min-width="4.453cm"/>
    </style:style>
    <style:style style:name="gr5" style:family="graphic" style:parent-style-name="standard">
      <style:graphic-properties draw:textarea-horizontal-align="justify" draw:textarea-vertical-align="top" draw:auto-grow-height="false" fo:min-height="3.814cm" fo:min-width="2.421cm"/>
    </style:style>
    <style:style style:name="gr6" style:family="graphic" style:parent-style-name="standard">
      <style:graphic-properties draw:textarea-horizontal-align="justify" draw:textarea-vertical-align="middle" draw:auto-grow-height="false" fo:min-height="5.084cm" fo:min-width="3.183cm"/>
    </style:style>
    <style:style style:name="gr7" style:family="graphic" style:parent-style-name="standard">
      <style:graphic-properties draw:fill-color="#5e8ac7" draw:textarea-horizontal-align="justify" draw:textarea-vertical-align="middle" draw:auto-grow-height="false" fo:min-height="0.766cm" fo:min-width="3.437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ed1c24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ed1c24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5.977cm"/>
    </style:style>
    <style:style style:name="gr14" style:family="graphic" style:parent-style-name="standard">
      <style:graphic-properties draw:textarea-horizontal-align="justify" draw:textarea-vertical-align="top" draw:auto-grow-height="false" fo:min-height="0.512cm" fo:min-width="5.977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draw:textarea-horizontal-align="justify" draw:textarea-vertical-align="top" draw:auto-grow-height="false" fo:min-height="0.512cm" fo:min-width="5.85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5.85cm"/>
    </style:style>
    <style:style style:name="gr19" style:family="graphic" style:parent-style-name="standard">
      <style:graphic-properties draw:textarea-horizontal-align="justify" draw:textarea-vertical-align="top" draw:auto-grow-height="false" fo:min-height="2.136cm" fo:min-width="3.818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2.421cm"/>
    </style:style>
    <style:style style:name="gr21" style:family="graphic" style:parent-style-name="standard">
      <style:graphic-properties draw:textarea-horizontal-align="justify" draw:textarea-vertical-align="top" draw:auto-grow-height="false" fo:min-height="4.83cm" fo:min-width="4.072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2.49cm"/>
    </style:style>
    <style:style style:name="gr23" style:family="graphic" style:parent-style-name="standard">
      <style:graphic-properties draw:fill-color="#5e8ac7" draw:textarea-horizontal-align="justify" draw:textarea-vertical-align="middle" draw:auto-grow-height="false" fo:min-height="1.147cm" fo:min-width="3.0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25" style:family="graphic" style:parent-style-name="standard">
      <style:graphic-properties svg:stroke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textarea-horizontal-align="justify" draw:textarea-vertical-align="top" draw:auto-grow-height="false" fo:min-height="2.136cm" fo:min-width="4.199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gr29" style:family="graphic" style:parent-style-name="standard">
      <style:graphic-properties draw:fill-color="#5e8ac7" draw:textarea-horizontal-align="justify" draw:textarea-vertical-align="middle" draw:auto-grow-height="false" fo:min-height="1.147cm" fo:min-width="3.437cm"/>
    </style:style>
    <style:style style:name="P1" style:family="paragraph">
      <style:paragraph-properties fo:text-align="start"/>
      <style:text-properties style:font-name="Liberation Mono"/>
    </style:style>
    <style:style style:name="P2" style:family="paragraph">
      <style:paragraph-properties fo:text-align="center"/>
      <style:text-properties style:font-name="Liberation Mono"/>
    </style:style>
    <style:style style:name="P3" style:family="paragraph">
      <style:paragraph-properties fo:text-align="start"/>
      <style:text-properties style:font-name="Liberation Mono"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5e8ac7"/>
      <style:paragraph-properties fo:text-align="start"/>
      <style:text-properties style:font-name="Liberation Mono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Liberation Mono" fo:font-size="15pt" style:font-size-asian="15pt" style:font-size-complex="15pt"/>
    </style:style>
    <style:style style:name="P9" style:family="paragraph">
      <loext:graphic-properties draw:fill-color="#5e8ac7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style:font-name="Liberation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4.826cm" svg:x="8.874cm" svg:y="9.128cm">
          <text:p text:style-name="P1"><text:span text:style-name="T1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2.352cm" svg:height="1.016cm" svg:x="3.667cm" svg:y="15.621cm">
          <text:p text:style-name="P2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35cm" svg:height="5.334cm" svg:x="19.669cm" svg:y="9.128cm">
          <text:p text:style-name="P2"><text:span text:style-name="T1">ui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53cm" svg:height="0.762cm" svg:x="8.874cm" svg:y="7.731cm">
          <text:p text:style-name="P3"><text:span text:style-name="T2">gomatri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921cm" svg:height="4.064cm" svg:x="15.986cm" svg:y="9.128cm">
          <text:p text:style-name="P4"><text:span text:style-name="T3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683cm" svg:height="5.334cm" svg:x="3.667cm" svg:y="9.128cm">
          <text:p text:style-name="P2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3.937cm" svg:height="1.016cm" svg:x="9.128cm" svg:y="10.225cm">
          <text:p text:style-name="P1"><text:span text:style-name="T1">pushrul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3.937cm" svg:height="1.016cm" svg:x="9.128cm" svg:y="12.384cm">
          <text:p text:style-name="P1"><text:span text:style-name="T1">room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1.096cm" svg:y1="11.241cm" svg:x2="11.096cm" svg:y2="12.384cm" draw:start-shape="id1" draw:start-glue-point="2" draw:end-shape="id2" draw:end-glue-point="0" svg:d="M11096 11241v1143" svg:viewBox="0 0 1 1144">
          <text:p/>
        </draw:connector>
        <draw:line draw:style-name="gr9" draw:text-style-name="P6" draw:layer="layout" svg:x1="11.922cm" svg:y1="15.621cm" svg:x2="11.922cm" svg:y2="13.97cm">
          <text:p/>
        </draw:line>
        <draw:line draw:style-name="gr9" draw:text-style-name="P6" draw:layer="layout" svg:x1="22.59cm" svg:y1="15.621cm" svg:x2="22.59cm" svg:y2="14.462cm">
          <text:p/>
        </draw:line>
        <draw:line draw:style-name="gr9" draw:text-style-name="P6" draw:layer="layout" svg:x1="5.445cm" svg:y1="15.621cm" svg:x2="5.445cm" svg:y2="14.462cm">
          <text:p/>
        </draw:line>
        <draw:line draw:style-name="gr10" draw:text-style-name="P6" draw:layer="layout" svg:x1="19.669cm" svg:y1="12.557cm" svg:x2="18.907cm" svg:y2="12.557cm">
          <text:p/>
        </draw:line>
        <draw:line draw:style-name="gr11" draw:text-style-name="P6" draw:layer="layout" svg:x1="18.907cm" svg:y1="12.557cm" svg:x2="18.399cm" svg:y2="12.557cm">
          <text:p/>
        </draw:line>
        <draw:line draw:style-name="gr11" draw:text-style-name="P6" draw:layer="layout" svg:x1="18.399cm" svg:y1="13.192cm" svg:x2="18.399cm" svg:y2="12.557cm">
          <text:p/>
        </draw:line>
        <draw:line draw:style-name="gr12" draw:text-style-name="P6" draw:layer="layout" svg:x1="18.399cm" svg:y1="13.192cm" svg:x2="18.399cm" svg:y2="15.621cm">
          <text:p/>
        </draw:line>
        <draw:line draw:style-name="gr9" draw:text-style-name="P6" draw:layer="layout" svg:x1="7.35cm" svg:y1="10.733cm" svg:x2="9.128cm" svg:y2="10.733cm">
          <text:p/>
        </draw:line>
        <draw:line draw:style-name="gr9" draw:text-style-name="P6" draw:layer="layout" svg:x1="7.35cm" svg:y1="12.919cm" svg:x2="9.128cm" svg:y2="12.919cm">
          <text:p/>
        </draw:line>
        <draw:custom-shape draw:style-name="gr13" draw:text-style-name="P7" draw:layer="layout" svg:width="6.477cm" svg:height="0.889cm" svg:x="8.874cm" svg:y="4.81cm">
          <text:p text:style-name="P7">Matrix-palvelin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4.462cm" svg:y1="6.588cm" svg:x2="14.462cm" svg:y2="5.699cm">
          <text:p/>
        </draw:line>
        <draw:custom-shape draw:style-name="gr14" draw:text-style-name="P3" draw:layer="layout" svg:width="6.477cm" svg:height="0.762cm" svg:x="8.874cm" svg:y="6.588cm">
          <text:p text:style-name="P3"><text:span text:style-name="T2">net/http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176cm" svg:y1="8.493cm" svg:x2="12.176cm" svg:y2="7.731cm">
          <text:p/>
        </draw:line>
        <draw:line draw:style-name="gr15" draw:text-style-name="P6" draw:layer="layout" svg:x1="14.462cm" svg:y1="9.128cm" svg:x2="14.462cm" svg:y2="7.35cm">
          <text:p/>
        </draw:line>
        <draw:line draw:style-name="gr15" draw:text-style-name="P6" draw:layer="layout" svg:x1="12.176cm" svg:y1="7.731cm" svg:x2="12.176cm" svg:y2="7.35cm">
          <text:p/>
        </draw:line>
        <draw:line draw:style-name="gr15" draw:text-style-name="P6" draw:layer="layout" svg:x1="14.462cm" svg:y1="7.35cm" svg:x2="14.462cm" svg:y2="6.588cm">
          <text:p/>
        </draw:line>
        <draw:line draw:style-name="gr15" draw:text-style-name="P6" draw:layer="layout" svg:x1="12.176cm" svg:y1="7.35cm" svg:x2="12.176cm" svg:y2="6.588cm">
          <text:p/>
        </draw:line>
        <draw:line draw:style-name="gr9" draw:text-style-name="P6" draw:layer="layout" svg:x1="12.176cm" svg:y1="6.588cm" svg:x2="12.176cm" svg:y2="5.699cm">
          <text:p/>
        </draw:line>
        <draw:line draw:style-name="gr15" draw:text-style-name="P6" draw:layer="layout" svg:x1="12.938cm" svg:y1="9.128cm" svg:x2="12.938cm" svg:y2="10.017cm">
          <text:p/>
        </draw:line>
        <draw:line draw:style-name="gr15" draw:text-style-name="P6" draw:layer="layout" svg:x1="12.938cm" svg:y1="10.017cm" svg:x2="15.224cm" svg:y2="10.017cm">
          <text:p/>
        </draw:line>
        <draw:line draw:style-name="gr15" draw:text-style-name="P6" draw:layer="layout" svg:x1="15.986cm" svg:y1="10.017cm" svg:x2="15.224cm" svg:y2="10.017cm">
          <text:p/>
        </draw:line>
        <draw:line draw:style-name="gr16" draw:text-style-name="P6" draw:layer="layout" svg:x1="18.907cm" svg:y1="10.017cm" svg:x2="15.986cm" svg:y2="10.017cm">
          <text:p/>
        </draw:line>
        <draw:line draw:style-name="gr9" draw:text-style-name="P6" draw:layer="layout" svg:x1="18.907cm" svg:y1="10.017cm" svg:x2="19.669cm" svg:y2="10.017cm">
          <text:p/>
        </draw:line>
        <draw:line draw:style-name="gr15" draw:text-style-name="P6" draw:layer="layout" svg:x1="12.938cm" svg:y1="8.493cm" svg:x2="12.938cm" svg:y2="7.731cm">
          <text:p/>
        </draw:line>
        <draw:line draw:style-name="gr15" draw:text-style-name="P6" draw:layer="layout" svg:x1="12.938cm" svg:y1="7.731cm" svg:x2="12.938cm" svg:y2="7.35cm">
          <text:p/>
        </draw:line>
        <draw:line draw:style-name="gr15" draw:text-style-name="P6" draw:layer="layout" svg:x1="12.938cm" svg:y1="7.35cm" svg:x2="12.938cm" svg:y2="6.588cm">
          <text:p/>
        </draw:line>
        <draw:line draw:style-name="gr15" draw:text-style-name="P6" draw:layer="layout" svg:x1="12.176cm" svg:y1="8.493cm" svg:x2="12.176cm" svg:y2="9.128cm">
          <text:p/>
        </draw:line>
        <draw:line draw:style-name="gr15" draw:text-style-name="P6" draw:layer="layout" svg:x1="12.938cm" svg:y1="5.699cm" svg:x2="12.938cm" svg:y2="6.588cm">
          <text:p/>
        </draw:line>
        <draw:line draw:style-name="gr15" draw:text-style-name="P6" draw:layer="layout" svg:x1="12.938cm" svg:y1="8.493cm" svg:x2="12.938cm" svg:y2="9.128cm">
          <text:p/>
        </draw:line>
        <draw:custom-shape draw:style-name="gr17" draw:text-style-name="P3" draw:layer="layout" svg:width="6.35cm" svg:height="0.762cm" svg:x="19.669cm" svg:y="7.731cm">
          <text:p text:style-name="P3"><text:span text:style-name="T2">tview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35cm" svg:height="0.762cm" svg:x="19.669cm" svg:y="6.588cm">
          <text:p text:style-name="P3"><text:span text:style-name="T2">tcell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6.35cm" svg:height="0.889cm" svg:x="19.669cm" svg:y="4.81cm">
          <text:p text:style-name="P7">Terminaali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3.479cm" svg:y1="9.128cm" svg:x2="23.479cm" svg:y2="5.699cm">
          <text:p/>
        </draw:line>
        <draw:line draw:style-name="gr9" draw:text-style-name="P6" draw:layer="layout" svg:x1="22.59cm" svg:y1="5.699cm" svg:x2="22.59cm" svg:y2="9.128cm">
          <text:p/>
        </draw:line>
        <draw:line draw:style-name="gr12" draw:text-style-name="P6" draw:layer="layout" svg:x1="18.653cm" svg:y1="8.112cm" svg:x2="19.669cm" svg:y2="8.112cm">
          <text:p/>
        </draw:line>
        <draw:line draw:style-name="gr12" draw:text-style-name="P6" draw:layer="layout" svg:x1="17.764cm" svg:y1="6.969cm" svg:x2="19.669cm" svg:y2="6.969cm">
          <text:p/>
        </draw:line>
        <draw:line draw:style-name="gr10" draw:text-style-name="P6" draw:layer="layout" svg:x1="18.653cm" svg:y1="8.112cm" svg:x2="18.653cm" svg:y2="9.128cm">
          <text:p/>
        </draw:line>
        <draw:line draw:style-name="gr10" draw:text-style-name="P6" draw:layer="layout" svg:x1="17.764cm" svg:y1="6.969cm" svg:x2="17.764cm" svg:y2="9.128cm">
          <text:p/>
        </draw:line>
        <draw:line draw:style-name="gr9" draw:text-style-name="P6" draw:layer="layout" svg:x1="15.986cm" svg:y1="12.684cm" svg:x2="13.065cm" svg:y2="12.684cm">
          <text:p/>
        </draw:line>
        <draw:line draw:style-name="gr9" draw:text-style-name="P6" draw:layer="layout" svg:x1="19.669cm" svg:y1="13.319cm" svg:x2="13.065cm" svg:y2="13.319cm">
          <text:p/>
        </draw:line>
        <draw:line draw:style-name="gr9" draw:text-style-name="P6" draw:layer="layout" svg:x1="8.874cm" svg:y1="11.795cm" svg:x2="7.35cm" svg:y2="11.795cm">
          <text:p/>
        </draw:line>
        <draw:line draw:style-name="gr9" draw:text-style-name="P6" draw:layer="layout" svg:x1="15.986cm" svg:y1="11.668cm" svg:x2="15.224cm" svg:y2="11.668cm">
          <text:p/>
        </draw:line>
        <draw:line draw:style-name="gr16" draw:text-style-name="P6" draw:layer="layout" svg:x1="18.907cm" svg:y1="11.668cm" svg:x2="15.986cm" svg:y2="11.668cm">
          <text:p/>
        </draw:line>
        <draw:line draw:style-name="gr15" draw:text-style-name="P6" draw:layer="layout" svg:x1="18.907cm" svg:y1="11.668cm" svg:x2="19.669cm" svg:y2="11.668cm">
          <text:p/>
        </draw:line>
        <draw:line draw:style-name="gr9" draw:text-style-name="P6" draw:layer="layout" svg:x1="19.669cm" svg:y1="14.335cm" svg:x2="7.35cm" svg:y2="14.335cm">
          <text:p/>
        </draw:line>
      </draw:page>
      <draw:page draw:name="page2" draw:style-name="dp1" draw:master-page-name="Default">
        <draw:custom-shape draw:style-name="gr19" draw:text-style-name="P1" draw:layer="layout" svg:width="4.318cm" svg:height="2.386cm" svg:x="20.804cm" svg:y="8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2.921cm" svg:height="0.889cm" svg:x="20.804cm" svg:y="7.377cm">
          <text:p text:style-name="P7"><text:span text:style-name="T3">g</text:span><text:span text:style-name="T3">o</text:span><text:span text:style-name="T3">m</text:span><text:span text:style-name="T3">a</text:span><text:span text:style-name="T3">t</text:span><text:span text:style-name="T3">r</text:span><text:span text:style-name="T3">i</text:span><text:span text:style-name="T3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572cm" svg:height="5.08cm" svg:x="15.478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99cm" svg:height="0.889cm" svg:x="15.478cm" svg:y="7.35cm">
          <text:p text:style-name="P7"><text:span text:style-name="T3">room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3" draw:id="id3" draw:layer="layout" svg:width="3.556cm" svg:height="1.397cm" svg:x="15.851cm" svg:y="8.493cm">
          <text:p text:style-name="P7">Room</text:p>
          <draw:enhanced-geometry svg:viewBox="0 0 21600 21600" draw:type="rectangle" draw:enhanced-path="M 0 0 L 21600 0 21600 21600 0 21600 0 0 Z N"/>
        </draw:custom-shape>
        <draw:custom-shape draw:style-name="gr23" draw:text-style-name="P9" xml:id="id4" draw:id="id4" draw:layer="layout" svg:width="3.556cm" svg:height="1.397cm" svg:x="15.851cm" svg:y="11.795cm">
          <text:p text:style-name="P7">Member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0.762cm" svg:height="0.962cm" svg:x="17.502cm" svg:y="9.817cm">
          <draw:text-box>
            <text:p>1</text:p>
          </draw:text-box>
        </draw:frame>
        <draw:frame draw:style-name="gr24" draw:text-style-name="P10" draw:layer="layout" svg:width="0.762cm" svg:height="0.962cm" svg:x="16.994cm" svg:y="11.16cm">
          <draw:text-box>
            <text:p>*</text:p>
          </draw:text-box>
        </draw:frame>
        <draw:custom-shape draw:style-name="gr23" draw:text-style-name="P9" xml:id="id5" draw:id="id5" draw:layer="layout" svg:width="3.556cm" svg:height="1.397cm" svg:x="21.212cm" svg:y="8.493cm">
          <text:p text:style-name="P7">Event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17.629cm" svg:y1="9.89cm" svg:x2="17.629cm" svg:y2="11.795cm" draw:start-shape="id3" draw:start-glue-point="2" draw:end-shape="id4" draw:end-glue-point="0" svg:d="M17629 9890v1905" svg:viewBox="0 0 1 1906">
          <text:p/>
        </draw:connector>
        <draw:connector draw:style-name="gr25" draw:text-style-name="P7" draw:layer="layout" svg:x1="21.212cm" svg:y1="9.191cm" svg:x2="19.407cm" svg:y2="9.191cm" draw:start-shape="id5" draw:start-glue-point="3" draw:end-shape="id3" draw:end-glue-point="1" svg:d="M21212 9191h-1805" svg:viewBox="0 0 1806 1">
          <text:p/>
        </draw:connector>
        <draw:frame draw:style-name="gr24" draw:text-style-name="P10" draw:layer="layout" svg:width="0.762cm" svg:height="0.962cm" svg:x="19.307cm" svg:y="8.32cm">
          <draw:text-box>
            <text:p>1</text:p>
          </draw:text-box>
        </draw:frame>
        <draw:frame draw:style-name="gr24" draw:text-style-name="P10" draw:layer="layout" svg:width="0.762cm" svg:height="0.962cm" svg:x="20.677cm" svg:y="9.055cm">
          <draw:text-box>
            <text:p>*</text:p>
          </draw:text-box>
        </draw:frame>
        <draw:connector draw:style-name="gr25" draw:text-style-name="P7" draw:layer="layout" svg:x1="22.99cm" svg:y1="9.89cm" svg:x2="19.407cm" svg:y2="12.493cm" draw:start-shape="id5" draw:start-glue-point="2" draw:end-shape="id4" draw:end-glue-point="1" svg:d="M22990 9890v2603h-3583" svg:viewBox="0 0 3584 2604">
          <text:p/>
        </draw:connector>
        <draw:frame draw:style-name="gr24" draw:text-style-name="P10" draw:layer="layout" svg:width="0.762cm" svg:height="0.962cm" svg:x="19.334cm" svg:y="11.668cm">
          <draw:text-box>
            <text:p>1</text:p>
          </draw:text-box>
        </draw:frame>
        <draw:frame draw:style-name="gr24" draw:text-style-name="P10" draw:layer="layout" svg:width="0.762cm" svg:height="0.962cm" svg:x="22.89cm" svg:y="9.763cm">
          <draw:text-box>
            <text:p>*</text:p>
          </draw:text-box>
        </draw:frame>
        <draw:custom-shape draw:style-name="gr21" draw:text-style-name="P1" draw:layer="layout" svg:width="4.572cm" svg:height="5.08cm" svg:x="10.036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8" draw:layer="layout" svg:width="2.921cm" svg:height="0.889cm" svg:x="10.29cm" svg:y="7.35cm">
          <text:p text:style-name="P7"><text:span text:style-name="T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xml:id="id6" draw:id="id6" draw:layer="layout" svg:width="3.556cm" svg:height="1.397cm" svg:x="10.544cm" svg:y="8.493cm">
          <text:p text:style-name="P7">Config</text:p>
          <draw:enhanced-geometry svg:viewBox="0 0 21600 21600" draw:type="rectangle" draw:enhanced-path="M 0 0 L 21600 0 21600 21600 0 21600 0 0 Z N"/>
        </draw:custom-shape>
        <draw:custom-shape draw:style-name="gr23" draw:text-style-name="P9" xml:id="id7" draw:id="id7" draw:layer="layout" svg:width="3.556cm" svg:height="1.397cm" svg:x="10.544cm" svg:y="11.706cm">
          <text:p text:style-name="P7">Session</text:p>
          <draw:enhanced-geometry svg:viewBox="0 0 21600 21600" draw:type="rectangle" draw:enhanced-path="M 0 0 L 21600 0 21600 21600 0 21600 0 0 Z N"/>
        </draw:custom-shape>
        <draw:connector draw:style-name="gr25" draw:text-style-name="P7" draw:layer="layout" svg:x1="12.322cm" svg:y1="9.89cm" svg:x2="12.322cm" svg:y2="11.706cm" draw:start-shape="id6" draw:start-glue-point="2" draw:end-shape="id7" draw:end-glue-point="0" svg:d="M12322 9890v1816" svg:viewBox="0 0 1 1817">
          <text:p/>
        </draw:connector>
        <draw:frame draw:style-name="gr24" draw:text-style-name="P10" draw:layer="layout" svg:width="0.762cm" svg:height="0.962cm" svg:x="11.587cm" svg:y="9.79cm">
          <draw:text-box>
            <text:p>1</text:p>
          </draw:text-box>
        </draw:frame>
        <draw:frame draw:style-name="gr24" draw:text-style-name="P10" draw:layer="layout" svg:width="0.762cm" svg:height="0.962cm" svg:x="12.168cm" svg:y="10.844cm">
          <draw:text-box>
            <text:p>1</text:p>
          </draw:text-box>
        </draw:frame>
        <draw:connector draw:style-name="gr25" draw:text-style-name="P7" draw:layer="layout" svg:x1="14.1cm" svg:y1="12.404cm" svg:x2="15.851cm" svg:y2="9.191cm" draw:start-shape="id7" draw:start-glue-point="1" draw:end-shape="id3" draw:end-glue-point="3" svg:d="M14100 12404h876v-3213h875" svg:viewBox="0 0 1752 3214">
          <text:p/>
        </draw:connector>
        <draw:frame draw:style-name="gr24" draw:text-style-name="P10" draw:layer="layout" svg:width="0.762cm" svg:height="0.962cm" svg:x="13.973cm" svg:y="11.595cm">
          <draw:text-box>
            <text:p>1</text:p>
          </draw:text-box>
        </draw:frame>
        <draw:frame draw:style-name="gr26" draw:text-style-name="P10" draw:layer="layout" svg:width="0.762cm" svg:height="0.962cm" svg:x="15.351cm" svg:y="8.62cm">
          <draw:text-box>
            <text:p>*</text:p>
          </draw:text-box>
        </draw:frame>
        <draw:custom-shape draw:style-name="gr27" draw:text-style-name="P1" draw:layer="layout" svg:width="4.699cm" svg:height="2.386cm" svg:x="4.683cm" svg:y="8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3.048cm" svg:height="0.889cm" svg:x="4.683cm" svg:y="7.35cm">
          <text:p text:style-name="P7"><text:span text:style-name="T3">p</text:span><text:span text:style-name="T3">u</text:span><text:span text:style-name="T3">s</text:span><text:span text:style-name="T3">h</text:span><text:span text:style-name="T3">r</text:span><text:span text:style-name="T3">u</text:span><text:span text:style-name="T3">l</text:span><text:span text:style-name="T3">e</text:span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8" draw:id="id8" draw:layer="layout" svg:width="3.937cm" svg:height="1.397cm" svg:x="4.937cm" svg:y="8.493cm">
          <text:p text:style-name="P7">PushRules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7" draw:layer="layout" svg:x1="6.905cm" svg:y1="9.89cm" svg:x2="10.544cm" svg:y2="12.404cm" draw:start-shape="id8" draw:start-glue-point="2" draw:end-shape="id7" draw:end-glue-point="3" svg:d="M6905 9890v2514h3639" svg:viewBox="0 0 3640 2515">
          <text:p/>
        </draw:connector>
        <draw:frame draw:style-name="gr24" draw:text-style-name="P10" draw:layer="layout" svg:width="0.762cm" svg:height="0.962cm" svg:x="9.89cm" svg:y="11.595cm">
          <draw:text-box>
            <text:p>1</text:p>
          </draw:text-box>
        </draw:frame>
        <draw:frame draw:style-name="gr24" draw:text-style-name="P10" draw:layer="layout" svg:width="0.762cm" svg:height="0.962cm" svg:x="6.715cm" svg:y="9.76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23:04:18.246380284</meta:creation-date>
    <dc:date>2018-04-17T01:00:36.783263164</dc:date>
    <meta:editing-duration>PT4M</meta:editing-duration>
    <meta:editing-cycles>1</meta:editing-cycles>
    <meta:document-statistic meta:object-count="86"/>
    <meta:generator>LibreOffice/5.4.5.1$Linux_X86_64 LibreOffice_project/40m0$Build-1</meta:generator>
  </office:meta>
</office:document-meta>
</file>